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30b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William Pepp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17, 1893</text:p>
      <text:p text:style-name="P6">Month<text:tab/><text:tab/><text:tab/><text:tab/><text:tab/><text:tab/>Octo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 photocopy is available in Box 19, FF 11.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2">UNIVERSITY OF PENNSYLVANIA./</text:p>
      <text:p text:style-name="P2">OFFICE OF THE PROVOST./</text:p>
      <text:p text:style-name="P4">1811 Spruce Street./</text:p>
      <text:p text:style-name="P3">Dear Dr Morais./</text:p>
      <text:p text:style-name="P3"><text:tab/>The University has naturally been affected/ during the present period of financial stringency, both in the/ amount available in its Scholarship Aid Fund, as well as in the/ wholly unprecedented number of applicants for assistance from/ this Fund. <text:s/>I have, however, secured a grant of $50 for this year/ toward the tuition of Mr Hussik, which I enclose. <text:s/>I also return/ Mr Sulzberger's note. <text:s/>You will observe that a reference to/ students in the Theological Seminary in New York./</text:p>
      <text:p text:style-name="P3">We have the same practice at the University in regard to students/ of the various Theological Seminaries. <text:s/>Mr Hussik, however, does/ not occupy that position at present./ <text:s/>Yours sincerely/ William Pepper/</text:p>
      <text:p text:style-name="P3">Rev Dr S. Morais./</text:p>
      <text:p text:style-name="P3">October 17th 1893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33:18.58</meta:creation-date>
    <dc:date>2012-03-26T14:20:40.06</dc:date>
    <dc:creator>Penn Libraries</dc:creator>
    <meta:editing-duration>PT00H13M4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304" meta:character-count="2125"/>
  </office:meta>
</office:document-meta>
</file>